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5-09-0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5-06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5-03-1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4-12-0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4-07-1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4-05-0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4-03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4-02-09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3-11-27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3-07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3-06-0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3-02-0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3-01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2-10-2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2-07-1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2-05-1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2-02-0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2-01-1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1-10-05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1-07-21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1-04-01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1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1-01-05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0-10-0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0-07-0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0-05-0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20-01-16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9-10-02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9-07-11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9-04-1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9-02-05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8-10-0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8-07-12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8-04-17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8-01-04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7-10-0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7-07-0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7-05-0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7-01-0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10-03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1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2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0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0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0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0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4-01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0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0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09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08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0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0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23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1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0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3-01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10-15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0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1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04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04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1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5-3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4-12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1-01-0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0-10-13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0-07-0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0-04-0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10-01-1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9-10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9-07-2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9-04-0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9-01-2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8-10-2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8-07-02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8-04-08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8-01-0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7-10-1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7-07-2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7-05-0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7-01-11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6-10-1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6-07-25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6-01-18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5-10-11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5-07-1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5-05-0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5-01-13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4-10-2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4-07-08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4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4-04-07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4-01-2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3-10-0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3-07-02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3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2-07-2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7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7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7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4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2</text:p>
          </table:table-cell>
          <table:table-cell office:value-type="string" calcext:value-type="string">
            <text:p>R-1208</text:p>
          </table:table-cell>
          <table:table-cell office:value-type="string" calcext:value-type="string">
            <text:p>198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982" meta:object-count="0"/>
    <meta:user-defined meta:name="AppVersion">3.0</meta:user-defined>
  </office:meta>
</office:document-meta>
</file>